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draw:fill="none" draw:stroke="dash" draw:stroke-dash="a393" svg:stroke-width="0.00694in" svg:stroke-color="#4472c4" svg:stroke-opacity="100%" draw:stroke-linejoin="miter" svg:stroke-linecap="butt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g draw:name="Gruppieren 33" draw:id="id63">
          <svg:title/>
          <svg:desc/>
          <draw:custom-shape svg:x="3.50458in" svg:y="1.6055in" svg:width="3.36697in" svg:height="1.14679in" draw:id="id64" draw:style-name="a383" draw:name="Rechteck 3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156in" svg:y="1.60551in" svg:width="0.9633in" svg:height="0.11009in" draw:id="id65" draw:style-name="a386" draw:name="Rechteck 4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156in" svg:y="2.6422in" svg:width="0.9633in" svg:height="0.11009in" draw:id="id66" draw:style-name="a389" draw:name="Rechteck 5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3486in" svg:y="1.60551in" svg:width="0.09174in" svg:height="1.14679in" draw:id="id67" draw:style-name="a392" draw:name="Rechteck 6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11009in" svg:y1="2.17431in" svg:x2="8.23853in" svg:y2="2.17431in" draw:id="id68" draw:style-name="a394" draw:name="Gerader Verbinder 8">
            <svg:title/>
            <svg:desc/>
          </draw:connector>
          <draw:custom-shape svg:x="7.33027in" svg:y="1.60551in" svg:width="0.09174in" svg:height="1.14679in" draw:id="id69" draw:style-name="a397" draw:name="Rechteck 9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278in" svg:y="1.59534in" svg:width="0.09174in" svg:height="1.14679in" draw:id="id70" draw:style-name="a400" draw:name="Rechteck 10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278in" svg:y="1.48525in" svg:width="1.24924in" svg:height="0.12024in" draw:id="id71" draw:style-name="a403" draw:name="Rechteck 11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7278in" svg:y="2.75008in" svg:width="1.24924in" svg:height="0.1123in" draw:id="id72" draw:style-name="a406" draw:name="Rechteck 12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449in" svg:y="4.74771in" svg:width="3.12666in" svg:height="0.26587in" draw:id="id73" draw:style-name="a409" draw:name="Rechteck 13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449in" svg:y="5.05982in" svg:width="3.12666in" svg:height="0.26587in" draw:id="id74" draw:style-name="a412" draw:name="Rechteck 14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9896in" svg:y="4.72871in" svg:width="0.57601in" svg:height="0.59698in" draw:id="id75" draw:style-name="a415" draw:name="Ellipse 15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77981in" svg:y="1.59534in" svg:width="0.09174in" svg:height="1.14679in" draw:id="id76" draw:style-name="a418" draw:name="Rechteck 20">
            <svg:title/>
            <svg:desc/>
            <text:p text:style-name="a417" text:class-names="" text:cond-style-name=""><text:span text:style-name="a4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7156in" svg:y="5.13597in" svg:width="1.05505in" svg:height="0.11009in" draw:id="id77" draw:style-name="a421" draw:name="Rechteck 21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862in" svg:y="5.05982in" svg:width="0.26587in" svg:height="0.26587in" draw:id="id78" draw:style-name="a424" draw:name="Ellipse 23">
            <svg:title/>
            <svg:desc/>
            <text:p text:style-name="a423" text:class-names="" text:cond-style-name=""><text:span text:style-name="a4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77981in" svg:y="4.57351in" svg:width="0.09174in" svg:height="0.16403in" draw:id="id79" draw:style-name="a427" draw:name="Rechteck 27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3486in" svg:y="5.25987in" svg:width="0.09174in" svg:height="0.13771in" draw:id="id80" draw:style-name="a430" draw:name="Rechteck 28">
            <svg:title/>
            <svg:desc/>
            <text:p text:style-name="a429" text:class-names="" text:cond-style-name=""><text:span text:style-name="a4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12731in" svg:height="1.21392in" draw:id="id81" draw:style-name="a433" draw:transform="translate(-0.06365in -0.60696in) rotate(-5.15183) translate(6.79101in 4.93023in)" draw:name="Rechteck 29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8125in" svg:y="4.60461in" svg:width="0.13771in" svg:height="0.13771in" draw:id="id82" draw:style-name="a436" draw:name="Ellipse 31">
            <svg:title/>
            <svg:desc/>
            <text:p text:style-name="a435" text:class-names="" text:cond-style-name=""><text:span text:style-name="a43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27698in" svg:y="5.10835in" svg:width="0.13771in" svg:height="0.13771in" draw:id="id83" draw:style-name="a439" draw:name="Ellipse 32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93" draw:display-name="DashDot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Dominik</meta:initial-creator>
    <dc:creator>Dominik</dc:creator>
    <meta:creation-date>2018-01-09T20:48:11Z</meta:creation-date>
    <dc:date>2018-01-09T21:01:35Z</dc:date>
    <meta:editing-cycles>2</meta:editing-cycles>
    <meta:editing-duration>PT0S</meta:editing-duration>
    <meta:document-statistic meta:paragraph-count="0" meta:word-count="0"/>
  </office:meta>
</office:document-meta>
</file>